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4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style:font-name="Tahoma" fo:font-weight="bold" style:font-weight-asian="bold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79c6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09432992" text:id="ct209432992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209063712" text:id="ct209063712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207710496" text:id="ct207710496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208215632" text:id="ct208215632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209063296" text:id="ct209063296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209390064" text:id="ct20939006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208311584" text:id="ct208311584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206580016" text:id="ct20658001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209258528" text:id="ct20925852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6476688" text:id="ct2064766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9628688" text:id="ct2096286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8494176" text:id="ct20849417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9077552" text:id="ct20907755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7915152" text:id="ct207915152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208819776" text:id="ct20881977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207021200" text:id="ct207021200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208110272" text:id="ct208110272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207849008" text:id="ct207849008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209432992"/>self.Title()<text:change-end text:change-id="ct209432992"/><text:span text:style-name="T1"><text:line-break/></text:span></text:p>
      <text:p text:style-name="P4">Composition de l'assemblée :</text:p>
      <text:p text:style-name="P1">A<office:annotation><dc:date>2008-01-24T00:00:00</dc:date><text:p>do text</text:p><text:p>from xhtml(view.printAssembly())</text:p><text:p/></office:annotation>ssemblée<text:line-break/></text:p>
      <text:p text:style-name="P3">Observations :</text:p>
      <text:p text:style-name="P3"><office:annotation><dc:creator>Auteur inconnu</dc:creator><dc:date>2016-03-09T15:45:51</dc:date><text:p><text:span text:style-name="T11">do text</text:span></text:p><text:p>from xhtml(view.printXhtml(self, self.getObservations()) or 'Aucune.')</text:p></office:annotation><text:span text:style-name="T6">Observations</text:span></text:p>
      <text:p text:style-name="P2"/>
      <text:p text:style-name="P2">Le <text:change-start text:change-id="ct209063712"/>meetingConfig.Title()<text:change-end text:change-id="ct209063712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change-start text:change-id="ct207710496"/><text:span text:style-name="T2">self.getFirstItemNumber()+item[0]</text:span><text:change-end text:change-id="ct207710496"/></text:p>
          </table:table-cell>
          <table:table-cell table:style-name="Tableau3.B1" office:value-type="string">
            <text:p text:style-name="P6"><text:change-start text:change-id="ct208215632"/>item[1].Title()<text:change-end text:change-id="ct208215632"/></text:p>
            <text:p text:style-name="Table_20_Contents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change-start text:change-id="ct209063296"/><text:span text:style-name="T2">self.getFirstItemNumber()+len(self.adapted().getPrintableItems(itemUids=itemUids, ignore_review_states</text:span><text:soft-page-break/><text:span text:style-name="T2">=['delayed', ]))+item[0]</text:span><text:change-end text:change-id="ct209063296"/></text:p>
          </table:table-cell>
          <table:table-cell table:style-name="Tableau2.A1" office:value-type="string">
            <text:p text:style-name="P7"><text:change-start text:change-id="ct209390064"/>item[1].Title()<text:change-end text:change-id="ct209390064"/></text:p>
            <text:p text:style-name="P5"><office:annotation><dc:date>2008-08-18T00:00:00</dc:date><text:p>do text</text:p><text:p><text:span text:style-name="T10">from xhtml(view.printXhtml(item[1], (item[1].getMotivation(), '&lt;p&gt;&lt;strong&gt;DECIDE:&lt;/strong&gt;&lt;/p&gt;', item[1].getDecision())))</text:span></text:p></office:annotation>Decision</text:p>
            <text:p text:style-name="P5"><text:span text:style-name="T3"><text:line-break/></text:span><text:span text:style-name="T3"><office:annotation><dc:creator>Gauthier Bastien</dc:creator><dc:date>2011-03-09T10:36:11</dc:date><text:p text:style-name="P11"><text:span text:style-name="T9">do text if item[1].getNotes()</text:span></text:p></office:annotation></text:span><text:span text:style-name="T3">Interventions :</text:span></text:p>
            <text:p text:style-name="P5"><text:span text:style-name="T3"><office:annotation><dc:creator>Gauthier Bastien</dc:creator><dc:date>2011-03-09T10:36:11</dc:date><text:p text:style-name="P11"><text:span text:style-name="T9">do text if item[1].getNotes()</text:span></text:p><text:p text:style-name="P11"><text:span text:style-name="T9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8">do text if self.getSignatures()</text:span></text:p></office:annotation><text:change-start text:change-id="ct208311584"/>self.getSignatures().split('\n')[0]<text:change-end text:change-id="ct208311584"/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change-start text:change-id="ct206580016"/>self.getSignatories(theObjects=True)[1].getGender()=='m' and 'Le' or 'La'<text:change-end text:change-id="ct206580016"/> <office:annotation><dc:creator>Gauthier Bastien</dc:creator><dc:date>2013-01-17T15:13:33</dc:date><text:p text:style-name="P11"><text:span text:style-name="T7">do text if not self.getSignatures()</text:span></text:p></office:annotation><text:change-start text:change-id="ct209258528"/>self.getSignatories(theObjects=True)[1].getDuty()<text:change-end text:change-id="ct209258528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7">do text if self.getSignatures()</text:span></text:p></office:annotation><text:change-start text:change-id="ct206476688"/>self.getSignatures().split('\n')[2]<text:change-end text:change-id="ct206476688"/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change-start text:change-id="ct209628688"/>self.getSignatories(theObjects=True)[0].getGender()=='m' and 'Le' or 'La'<text:change-end text:change-id="ct209628688"/> <office:annotation><dc:creator>Gauthier Bastien</dc:creator><dc:date>2013-01-17T15:13:33</dc:date><text:p text:style-name="P11"><text:span text:style-name="T7">do text if not self.getSignatures()</text:span></text:p></office:annotation><text:change-start text:change-id="ct208494176"/>self.getSignatories(theObjects=True)[0].getDuty()<text:change-end text:change-id="ct208494176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209077552"/><office:annotation><dc:creator>Gauthier Bastien</dc:creator><dc:date>2013-01-17T14:54:09</dc:date><text:p text:style-name="P11"><text:span text:style-name="T8">do text if self.getSignatures()</text:span></text:p></office:annotation><text:change-end text:change-id="ct209077552"/><text:change-start text:change-id="ct207915152"/>self.getSignatures().split('\n')[1]<text:change-end text:change-id="ct207915152"/></text:p>
            <text:p text:style-name="P8"><office:annotation><dc:creator>Gauthier Bastien</dc:creator><dc:date>2013-01-17T15:13:33</dc:date><text:p text:style-name="P11"><text:span text:style-name="T7">do text if not self.getSignatures()</text:span></text:p></office:annotation><text:change-start text:change-id="ct208819776"/>self.getSignatories(theObjects=True)[1].Title()<text:change-end text:change-id="ct208819776"/></text:p>
          </table:table-cell>
          <table:table-cell table:style-name="Tableau1.A1" office:value-type="string">
            <text:p text:style-name="P9"><text:change-start text:change-id="ct207021200"/><office:annotation><dc:creator>Gauthier Bastien</dc:creator><dc:date>2013-01-17T14:54:09</dc:date><text:p text:style-name="P11"><text:span text:style-name="T8">do text if self.getSignatures()</text:span></text:p></office:annotation><text:change-end text:change-id="ct207021200"/><text:change-start text:change-id="ct208110272"/>self.getSignatures().split('\n')[3]<text:change-end text:change-id="ct208110272"/></text:p>
            <text:p text:style-name="P9"><office:annotation><dc:creator>Gauthier Bastien</dc:creator><dc:date>2013-01-17T15:13:33</dc:date><text:p text:style-name="P11"><text:span text:style-name="T7">do text if not self.getSignatures()</text:span></text:p></office:annotation><text:change-start text:change-id="ct207849008"/>self.getSignatories(theObjects=True)[0].Title()<text:change-end text:change-id="ct20784900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loext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5T15:50:35</meta:creation-date>
    <dc:language>fr-BE</dc:language>
    <meta:editing-cycles>38</meta:editing-cycles>
    <meta:editing-duration>PT27M5S</meta:editing-duration>
    <meta:initial-creator>Gauthier Bastien</meta:initial-creator>
    <dc:date>2018-06-25T11:22:48.379034664</dc:date>
    <meta:document-statistic meta:table-count="3" meta:image-count="0" meta:object-count="0" meta:page-count="2" meta:paragraph-count="25" meta:word-count="52" meta:character-count="858" meta:non-whitespace-character-count="826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